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a760" officeooo:paragraph-rsid="0002a760" style:font-weight-asian="bold" style:font-weight-complex="bold"/>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fo:font-weight="bold" officeooo:rsid="00098af1" officeooo:paragraph-rsid="00098af1" style:font-weight-asian="bold" style:font-weight-complex="bold"/>
    </style:style>
    <style:style style:name="P3" style:family="paragraph" style:parent-style-name="Standard">
      <style:text-properties fo:font-size="16pt" fo:font-weight="bold" officeooo:rsid="0002a760" officeooo:paragraph-rsid="0002a760" style:font-size-asian="16pt" style:font-weight-asian="bold" style:font-size-complex="16pt" style:font-weight-complex="bold"/>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loext:padding="0cm" loext:border="none"/>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fo:font-weight="bold" officeooo:rsid="0002a760" officeooo:paragraph-rsid="0002a760" style:font-weight-asian="bold" style:font-weight-complex="bold" loext:padding="0cm" loext:border="none"/>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erif" fo:language="en" fo:country="GB" fo:font-weight="normal" officeooo:rsid="00074679" officeooo:paragraph-rsid="00074679" style:font-weight-asian="normal" style:font-weight-complex="normal" loext:padding="0cm" loext:border="none"/>
    </style:style>
    <style:style style:name="P7" style:family="paragraph" style:parent-style-name="Standard">
      <style:text-properties fo:font-weight="normal" officeooo:rsid="00030901" officeooo:paragraph-rsid="00030901" style:font-weight-asian="normal" style:font-weight-complex="normal"/>
    </style:style>
    <style:style style:name="P8" style:family="paragraph" style:parent-style-name="Standard">
      <style:text-properties fo:font-weight="normal" officeooo:rsid="00030901" officeooo:paragraph-rsid="0004b894" style:font-weight-asian="normal" style:font-weight-complex="normal"/>
    </style:style>
    <style:style style:name="P9" style:family="paragraph" style:parent-style-name="Standard">
      <style:text-properties fo:font-weight="normal" officeooo:rsid="00055cc8" officeooo:paragraph-rsid="00055cc8" style:font-weight-asian="normal" style:font-weight-complex="normal"/>
    </style:style>
    <style:style style:name="P10" style:family="paragraph" style:parent-style-name="Text_20_body">
      <style:text-properties officeooo:paragraph-rsid="000b1d18"/>
    </style:style>
    <style:style style:name="T1" style:family="text">
      <style:text-properties style:font-name="Liberation Serif" fo:language="en" fo:country="GB" fo:font-weight="bold" style:font-weight-asian="bold" style:font-weight-complex="bold" loext:padding="0cm" loext:border="none"/>
    </style:style>
    <style:style style:name="T2" style:family="text">
      <style:text-properties style:font-name="Liberation Serif" fo:language="en" fo:country="GB" fo:font-weight="bold" officeooo:rsid="0002a760" style:font-weight-asian="bold" style:font-weight-complex="bold" loext:padding="0cm" loext:border="none"/>
    </style:style>
    <style:style style:name="T3" style:family="text">
      <style:text-properties style:font-name="Liberation Serif" fo:language="en" fo:country="GB" fo:font-weight="normal" style:font-weight-asian="normal" style:font-weight-complex="normal" loext:padding="0cm" loext:border="none"/>
    </style:style>
    <style:style style:name="T4" style:family="text">
      <style:text-properties style:font-name="Liberation Serif" fo:language="en" fo:country="GB" fo:font-weight="normal" officeooo:rsid="0002a760" style:font-weight-asian="normal" style:font-weight-complex="normal" loext:padding="0cm" loext:border="none"/>
    </style:style>
    <style:style style:name="T5" style:family="text">
      <style:text-properties style:font-name="Liberation Serif" fo:font-weight="normal" officeooo:rsid="0002a760" style:font-weight-asian="normal" style:font-weight-complex="normal" loext:padding="0cm" loext:border="none"/>
    </style:style>
    <style:style style:name="T6" style:family="text">
      <style:text-properties fo:font-weight="normal" style:font-weight-asian="normal" style:font-weight-complex="normal"/>
    </style:style>
    <style:style style:name="T7" style:family="text">
      <style:text-properties fo:font-weight="normal" officeooo:rsid="00098af1" style:font-weight-asian="normal" style:font-weight-complex="normal"/>
    </style:style>
    <style:style style:name="T8" style:family="text">
      <style:text-properties officeooo:rsid="0004b894"/>
    </style:style>
    <style:style style:name="T9" style:family="text">
      <style:text-properties fo:font-weight="bold" officeooo:rsid="00098af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ols</text:p>
      <text:p text:style-name="P1"/>
      <text:p text:style-name="P1">Meetings</text:p>
      <text:p text:style-name="P1"/>
      <text:p text:style-name="P7">7/5/2022 <text:a xlink:type="simple" xlink:href="https://rmiteduau.sharepoint.com/:w:/r/sites/TUESIntrotoITGroup10/Shared%20Documents/Team%20Profiles/Meeting/07_05%20Agenda.docx?d=w105ae1ae20744a1997891d560b2f743b&amp;csf=1&amp;web=1&amp;e=Gn23T2" text:style-name="Internet_20_link" text:visited-style-name="Visited_20_Internet_20_Link">Agenda</text:a> <text:a xlink:type="simple" xlink:href="https://rmiteduau.sharepoint.com/:v:/r/sites/TUESIntrotoITGroup10/Shared%20Documents/Team%20Profiles/Recordings/Meeting%20in%20_Assignment%203_-20220507_200322-Meeting%20Recording.mp4?csf=1&amp;web=1&amp;e=QayBfA" text:style-name="Internet_20_link" text:visited-style-name="Visited_20_Internet_20_Link">Recording</text:a> <text:a xlink:type="simple" xlink:href="https://rmiteduau.sharepoint.com/:w:/r/sites/TUESIntrotoITGroup10/Shared%20Documents/Team%20Profiles/Meeting/07_05%20Meeting%20minutes.docx?d=wb0afbaf6f9504df0835bd023b6a28875&amp;csf=1&amp;web=1&amp;e=1YlA8V" text:style-name="Internet_20_link" text:visited-style-name="Visited_20_Internet_20_Link">Actions</text:a></text:p>
      <text:p text:style-name="P8"><text:span text:style-name="T8">10</text:span>/5/2022 <text:a xlink:type="simple" xlink:href="https://rmiteduau.sharepoint.com/:w:/r/sites/TUESIntrotoITGroup10/Shared%20Documents/Team%20Profiles/Meeting/10_05%20Agenda.docx?d=w405da5a1ad954a23a9954d9ee18885eb&amp;csf=1&amp;web=1&amp;e=1NTrAz" text:style-name="Internet_20_link" text:visited-style-name="Visited_20_Internet_20_Link">Agenda</text:a> <text:a xlink:type="simple" xlink:href="https://rmiteduau.sharepoint.com/:v:/r/sites/TUESIntrotoITGroup10/Shared%20Documents/Team%20Profiles/Recordings/W10%20Meeting%201-20220510_143733-Meeting%20Recording.mp4?csf=1&amp;web=1&amp;e=ba4jF1" text:style-name="Internet_20_link" text:visited-style-name="Visited_20_Internet_20_Link">Recording</text:a> <text:a xlink:type="simple" xlink:href="https://rmiteduau.sharepoint.com/:w:/r/sites/TUESIntrotoITGroup10/Shared%20Documents/Team%20Profiles/Meeting/10_05%20Meeting%20minutes.docx?d=w3689cc22d04049819f90d900103565f6&amp;csf=1&amp;web=1&amp;e=o2w2Uj" text:style-name="Internet_20_link" text:visited-style-name="Visited_20_Internet_20_Link">Actions</text:a></text:p>
      <text:p text:style-name="P9">15/5/2022 <text:a xlink:type="simple" xlink:href="https://rmiteduau.sharepoint.com/:w:/r/sites/TUESIntrotoITGroup10/Shared%20Documents/Team%20Profiles/Meeting/15_05%20Agenda.docx?d=wa86c3995e25442308f26f4d324ca1e03&amp;csf=1&amp;web=1&amp;e=IKFIND" text:style-name="Internet_20_link" text:visited-style-name="Visited_20_Internet_20_Link">Agenda</text:a> <text:a xlink:type="simple" xlink:href="https://rmiteduau.sharepoint.com/:v:/r/sites/TUESIntrotoITGroup10/Shared%20Documents/Team%20Profiles/Recordings/Meeting%20in%20_Assignment%203_-20220515_200430-Meeting%20Recording.mp4?csf=1&amp;web=1&amp;e=AuBVZK" text:style-name="Internet_20_link" text:visited-style-name="Visited_20_Internet_20_Link">Recording</text:a> <text:a xlink:type="simple" xlink:href="https://rmiteduau.sharepoint.com/:w:/r/sites/TUESIntrotoITGroup10/Shared%20Documents/Team%20Profiles/Meeting/15_05%20Meeting%20minutes.docx?d=we74589c371764416b3844955b342ef02&amp;csf=1&amp;web=1&amp;e=7xD2DZ" text:style-name="Internet_20_link" text:visited-style-name="Visited_20_Internet_20_Link">Actions</text:a></text:p>
      <text:p text:style-name="P9">22/5/2022 <text:a xlink:type="simple" xlink:href="https://rmiteduau.sharepoint.com/:w:/r/sites/TUESIntrotoITGroup10/Shared%20Documents/Team%20Profiles/Meeting/22_05%20Agenda.docx?d=w9df5a102e8364d098deae890a46fda41&amp;csf=1&amp;web=1&amp;e=xIhVDV" text:style-name="Internet_20_link" text:visited-style-name="Visited_20_Internet_20_Link">Agenda</text:a> <text:a xlink:type="simple" xlink:href="https://rmiteduau.sharepoint.com/:v:/r/sites/TUESIntrotoITGroup10/Shared%20Documents/Team%20Profiles/Recordings/Rescheduled%20Week%2011%20Meeting-20220522_200503-Meeting%20Recording.mp4?csf=1&amp;web=1&amp;e=ywQ3lc" text:style-name="Internet_20_link" text:visited-style-name="Visited_20_Internet_20_Link">Recording</text:a> <text:a xlink:type="simple" xlink:href="https://rmiteduau.sharepoint.com/:w:/r/sites/TUESIntrotoITGroup10/Shared%20Documents/Team%20Profiles/Meeting/22_05%20Agenda.docx?d=w9df5a102e8364d098deae890a46fda41&amp;csf=1&amp;web=1&amp;e=xIhVDV" text:style-name="Internet_20_link" text:visited-style-name="Visited_20_Internet_20_Link">Actions</text:a></text:p>
      <text:p text:style-name="P9">29/5/2022 <text:a xlink:type="simple" xlink:href="https://rmiteduau.sharepoint.com/:w:/r/sites/TUESIntrotoITGroup10/Shared%20Documents/Team%20Profiles/Meeting/29_05%20Agenda.docx?d=wd70e4bac15b54738bf3da5f3bae4ffc4&amp;csf=1&amp;web=1&amp;e=62uX0s" text:style-name="Internet_20_link" text:visited-style-name="Visited_20_Internet_20_Link">Agenda</text:a> <text:a xlink:type="simple" xlink:href="https://rmiteduau.sharepoint.com/:v:/r/sites/TUESIntrotoITGroup10/Shared%20Documents/Team%20Profiles/Recordings/A3%20Final%20Meeting-20220529_162833-Meeting%20Recording.mp4?csf=1&amp;web=1&amp;e=u0dqQ4" text:style-name="Internet_20_link" text:visited-style-name="Visited_20_Internet_20_Link">Recording</text:a> <text:a xlink:type="simple" xlink:href="https://rmiteduau.sharepoint.com/:w:/r/sites/TUESIntrotoITGroup10/Shared%20Documents/Team%20Profiles/Meeting/29_05%20Meeting%20minutes.docx?d=w84254a4b381b40a284001e3bcf7a595a&amp;csf=1&amp;web=1&amp;e=rfQARU" text:style-name="Internet_20_link" text:visited-style-name="Visited_20_Internet_20_Link">Actions</text:a></text:p>
      <text:p text:style-name="P1"/>
      <text:p text:style-name="P10"><text:span text:style-name="T2">Team Website:</text:span><text:span text:style-name="T4"> </text:span><text:a xlink:type="simple" xlink:href="https://s3954173.github.io/BlockMarketA3/" text:style-name="Internet_20_link" text:visited-style-name="Visited_20_Internet_20_Link"><text:span text:style-name="T5">https://s3954173.github.io/BlockMarketA3/</text:span></text:a><text:span text:style-name="T4"> </text:span></text:p>
      <text:p text:style-name="P10"><text:span text:style-name="T1">Team Repository:</text:span><text:span text:style-name="T3"> </text:span><text:a xlink:type="simple" xlink:href="https://github.com/s3954173/BlockMarketA3" text:style-name="Internet_20_link" text:visited-style-name="Visited_20_Internet_20_Link"><text:span text:style-name="T6">https://github.com/s3954173/BlockMarketA3</text:span></text:a></text:p>
      <text:p text:style-name="P10"><text:span text:style-name="T9">Project Prototype: </text:span><text:a xlink:type="simple" xlink:href="https://share.proto.io/Y4KUQL/" text:style-name="Internet_20_link" text:visited-style-name="Visited_20_Internet_20_Link"><text:span text:style-name="T7">https://share.proto.io/Y4KUQL/</text:span></text:a><text:span text:style-name="T7"> </text:span></text:p>
      <text:p text:style-name="P10"><text:span text:style-name="T9">Project Wireframe: </text:span><text:a xlink:type="simple" xlink:href="https://www.figma.com/file/LW1gv1ds4T2VujkICbnT0M/Block-Market-Wireframe?node-id=0%3A1" text:style-name="Internet_20_link" text:visited-style-name="Visited_20_Internet_20_Link"><text:span text:style-name="T7">https://www.figma.com/file/LW1gv1ds4T2VujkICbnT0M/Block-Market-Wireframe?node-id=0%3A1</text:span></text:a><text:span text:style-name="T7"> </text:span></text:p>
      <text:p text:style-name="P2">Project Process flowchart: <text:a xlink:type="simple" xlink:href="https://www.figma.com/file/JDsQbrtl37ZdcLE57IzGgI/Block-Market-Flow-Chart?node-id=0%3A1" text:style-name="Internet_20_link" text:visited-style-name="Visited_20_Internet_20_Link"><text:span text:style-name="T6">https://www.figma.com/file/JDsQbrtl37ZdcLE57IzGgI/Block-Market-Flow-Chart?node-id=0%3A1</text:span></text:a><text:span text:style-name="T6"> </text:span></text:p>
      <text:p text:style-name="P4"/>
      <text:p text:style-name="P4"/>
      <text:p text:style-name="P5">Comments on group’s activity</text:p>
      <text:p text:style-name="P6">The audit trail of our Git repository is a fairly accurate representation of our group’s work and progress. With the exception of Hayden, each member of the team has been making commits regularly each week. These commits made it to easy to identify which milestones had been reached, and which members were not completing their tasks. It has also especially made it easier for our project files to be synced and up to date. Compared to our last assignment in which we were using Teams to upload files, it is a big step up and we’ve avoided issues with some documents having out of date inform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4:03:47.406244265</meta:creation-date>
    <dc:date>2022-05-29T16:45:29.275869090</dc:date>
    <meta:editing-duration>PT43M13S</meta:editing-duration>
    <meta:editing-cycles>10</meta:editing-cycles>
    <meta:generator>LibreOffice/7.3.3.2$Linux_X86_64 LibreOffice_project/30$Build-2</meta:generator>
    <meta:document-statistic meta:table-count="0" meta:image-count="0" meta:object-count="0" meta:page-count="1" meta:paragraph-count="14" meta:word-count="148" meta:character-count="1193" meta:non-whitespace-character-count="1055"/>
  </office:meta>
</office:document-meta>
</file>